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94522675751016094"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2912602763077317686"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4282164268632596343"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786588371300914715"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34123053515515820"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989088969925932458"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3645170463833661972"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904969835247229789"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8287698" text:continue-list="list3645170463833661972"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211221423393426744"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263504"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277675"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8275343"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8288631"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291780"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048555127609481164"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6793998043142725560"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462207894645524758"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279052"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31526408529569954" text:style-name="L13">
        <text:list-item>
          <text:list>
            <text:list-header>
              <text:p text:style-name="P186">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6851632538902615"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69587196135655064" text:style-name="L15">
        <text:list-item>
          <text:list>
            <text:list-header>
              <text:p text:style-name="P171">1.5 miles averaging about 9:40/mile and rest 1 min</text:p>
            </text:list-header>
          </text:list>
        </text:list-item>
      </text:list>
      <text:p text:style-name="P23">1 mile in 8:26 and rest 2 min</text:p>
      <text:list xml:id="list288485851162971845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9018929404892963068" text:style-name="L17">
        <text:list-item>
          <text:list>
            <text:list-header>
              <text:p text:style-name="P173">5.25 miles on roads and bike paths in Oosterwold</text:p>
              <text:p text:style-name="P187">Average pace: 11:08/mile</text:p>
              <text:p text:style-name="P18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261705" text:continue-numbering="true" text:style-name="L17">
        <text:list-item>
          <text:list>
            <text:list-header>
              <text:p text:style-name="P173">5.25 miles on roads and bike paths in Oosterwold</text:p>
              <text:p text:style-name="P187">Average pace: 9:52/mile</text:p>
              <text:p text:style-name="P187">Warm down: 0.25 miles</text:p>
            </text:list-header>
          </text:list>
        </text:list-item>
      </text:list>
      <text:p text:style-name="P10"/>
      <text:p text:style-name="P23">Tues May 17, 2022 no running</text:p>
      <text:list xml:id="list4883224629034942080"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912686627058434144"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5537549311718715815"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8268645" text:continue-list="list3912686627058434144" text:style-name="L19">
        <text:list-item>
          <text:list>
            <text:list-header>
              <text:p text:style-name="P175">(Pace*HR)=1240</text:p>
            </text:list-header>
          </text:list>
        </text:list-item>
      </text:list>
      <text:list xml:id="list38283181" text:continue-list="list4883224629034942080" text:style-name="L18">
        <text:list-item>
          <text:list>
            <text:list-header>
              <text:p text:style-name="P174">2 miles at 10:46/mile Ave HR= 121 bpm and rest a few minutes</text:p>
            </text:list-header>
          </text:list>
        </text:list-item>
      </text:list>
      <text:list xml:id="list38286573" text:continue-list="list38268645"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8282384"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24564655071584141"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578550384984286486"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325377891956520881" text:style-name="L23">
        <text:list-item>
          <text:list>
            <text:list-header>
              <text:p text:style-name="P18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6791838848487667868"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62034810028300723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435107108531423902"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8278418" text:continue-numbering="true" text:style-name="L26">
        <text:list-item>
          <text:list>
            <text:list-header>
              <text:p text:style-name="P179">0.1 mile lead in to a 4 mile run</text:p>
              <text:p text:style-name="P189">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828679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47063299718779106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910291244216457394"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577419342413704451"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733060538154904822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628443224405662949"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4,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10"><text:span text:style-name="T2">Times for runs: 1:41, 1:37, 1:35, 1:34, 1:34, 1:32, 1:31, 1:27 Jogs: about 3:00 </text:span></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11905093447972422" text:style-name="L32">
        <text:list-item>
          <text:list>
            <text:list-header>
              <text:p text:style-name="P19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text:soft-page-break/></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10T18:02:35.85</dc:date>
    <dc:creator>James Lombardi</dc:creator>
    <meta:editing-duration>P20DT17H27M59S</meta:editing-duration>
    <meta:editing-cycles>1633</meta:editing-cycles>
    <meta:generator>OpenOffice/4.1.2$Win32 OpenOffice.org_project/412m3$Build-9782</meta:generator>
    <meta:document-statistic meta:table-count="0" meta:image-count="9" meta:object-count="0" meta:page-count="168" meta:paragraph-count="4816" meta:word-count="52508" meta:character-count="269226"/>
  </office:meta>
</office:document-meta>
</file>